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NumberGenerator.makeRoman( int nu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PageNumberGenerator.PageNumberGenerator( String format , char groupingSeparator , int groupingSize , int letterValu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6">
            <text:p text:style-name="Table_20_Contents">6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PageNumberGenerator.makeAlpha( int nu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ageNumberGenerator.makeFormattedPageNumber( int numb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